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ews Cycle" svg:font-family="'News Cycle', 'Arial Narrow Bold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6d4" officeooo:paragraph-rsid="000556d4"/>
    </style:style>
    <style:style style:name="P2" style:family="paragraph" style:parent-style-name="Standard">
      <style:text-properties officeooo:rsid="0006c184" officeooo:paragraph-rsid="0006c184"/>
    </style:style>
    <style:style style:name="P3" style:family="paragraph" style:parent-style-name="Standard">
      <style:text-properties fo:font-size="15pt" fo:font-weight="bold" officeooo:rsid="000556d4" officeooo:paragraph-rsid="000556d4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6c184" officeooo:paragraph-rsid="0006c184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bold" officeooo:rsid="000556d4" officeooo:paragraph-rsid="000556d4" style:font-weight-asian="bold" style:font-weight-complex="bold"/>
    </style:style>
    <style:style style:name="P6" style:family="paragraph" style:parent-style-name="Standard">
      <style:text-properties fo:font-size="12pt" fo:font-weight="normal" officeooo:rsid="0006d7fb" officeooo:paragraph-rsid="0006d7fb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0888b3" officeooo:paragraph-rsid="000888b3"/>
    </style:style>
    <style:style style:name="P8" style:family="paragraph" style:parent-style-name="Standard">
      <style:text-properties officeooo:rsid="000bd5e1" officeooo:paragraph-rsid="000bd5e1"/>
    </style:style>
    <style:style style:name="P9" style:family="paragraph" style:parent-style-name="Standard" style:list-style-name="L1">
      <style:text-properties officeooo:paragraph-rsid="0013e303"/>
    </style:style>
    <style:style style:name="P10" style:family="paragraph" style:parent-style-name="Standard" style:list-style-name="L1">
      <style:text-properties officeooo:paragraph-rsid="001187c5"/>
    </style:style>
    <style:style style:name="P11" style:family="paragraph" style:parent-style-name="Standard" style:list-style-name="L1">
      <style:text-properties officeooo:paragraph-rsid="002c3886"/>
    </style:style>
    <style:style style:name="P12" style:family="paragraph" style:parent-style-name="Standard" style:list-style-name="L1">
      <style:text-properties officeooo:rsid="000bd5e1" officeooo:paragraph-rsid="001187c5"/>
    </style:style>
    <style:style style:name="P13" style:family="paragraph" style:parent-style-name="Standard" style:list-style-name="L1">
      <style:text-properties officeooo:rsid="000bd5e1" officeooo:paragraph-rsid="000bd5e1"/>
    </style:style>
    <style:style style:name="P14" style:family="paragraph" style:parent-style-name="Standard" style:list-style-name="L1">
      <style:text-properties officeooo:rsid="000bd5e1" officeooo:paragraph-rsid="002c3886"/>
    </style:style>
    <style:style style:name="P15" style:family="paragraph" style:parent-style-name="Standard" style:list-style-name="L1">
      <style:text-properties fo:font-weight="bold" officeooo:rsid="000f9b5b" officeooo:paragraph-rsid="001187c5" style:font-weight-asian="bold" style:font-weight-complex="bold"/>
    </style:style>
    <style:style style:name="P16" style:family="paragraph" style:parent-style-name="Standard" style:list-style-name="L1">
      <style:text-properties fo:font-weight="bold" officeooo:rsid="000f9b5b" officeooo:paragraph-rsid="002c3886" style:font-weight-asian="bold" style:font-weight-complex="bold"/>
    </style:style>
    <style:style style:name="P17" style:family="paragraph" style:parent-style-name="Standard" style:list-style-name="L1">
      <style:text-properties fo:font-weight="bold" officeooo:rsid="001187c5" officeooo:paragraph-rsid="001187c5" style:font-weight-asian="bold" style:font-weight-complex="bold"/>
    </style:style>
    <style:style style:name="P18" style:family="paragraph" style:parent-style-name="Standard" style:list-style-name="L1">
      <style:text-properties fo:font-weight="bold" officeooo:rsid="001187c5" officeooo:paragraph-rsid="002c3886" style:font-weight-asian="bold" style:font-weight-complex="bold"/>
    </style:style>
    <style:style style:name="P19" style:family="paragraph" style:parent-style-name="Standard">
      <style:text-properties fo:font-weight="bold" officeooo:rsid="001187c5" officeooo:paragraph-rsid="001187c5" style:font-weight-asian="bold" style:font-weight-complex="bold"/>
    </style:style>
    <style:style style:name="P20" style:family="paragraph" style:parent-style-name="Standard">
      <style:text-properties fo:font-weight="bold" officeooo:rsid="0017b56e" officeooo:paragraph-rsid="0017b56e" style:font-weight-asian="bold" style:font-weight-complex="bold"/>
    </style:style>
    <style:style style:name="P21" style:family="paragraph" style:parent-style-name="Standard" style:list-style-name="L3">
      <style:text-properties fo:font-weight="bold" officeooo:rsid="0017b56e" officeooo:paragraph-rsid="0017b56e" style:font-weight-asian="bold" style:font-weight-complex="bold"/>
    </style:style>
    <style:style style:name="P22" style:family="paragraph" style:parent-style-name="Standard" style:list-style-name="L7">
      <style:text-properties fo:font-weight="bold" officeooo:rsid="0017b56e" officeooo:paragraph-rsid="00299cd5" style:font-weight-asian="bold" style:font-weight-complex="bold"/>
    </style:style>
    <style:style style:name="P23" style:family="paragraph" style:parent-style-name="Standard">
      <style:text-properties fo:font-weight="bold" officeooo:rsid="0017b56e" officeooo:paragraph-rsid="00299cd5" style:font-weight-asian="bold" style:font-weight-complex="bold"/>
    </style:style>
    <style:style style:name="P24" style:family="paragraph" style:parent-style-name="Standard">
      <style:text-properties fo:font-weight="bold" officeooo:rsid="0017b56e" officeooo:paragraph-rsid="002c3886" style:font-weight-asian="bold" style:font-weight-complex="bold"/>
    </style:style>
    <style:style style:name="P25" style:family="paragraph" style:parent-style-name="Standard">
      <style:text-properties fo:font-weight="bold" officeooo:rsid="000556d4" officeooo:paragraph-rsid="000556d4" style:font-weight-asian="bold" style:font-weight-complex="bold"/>
    </style:style>
    <style:style style:name="P26" style:family="paragraph" style:parent-style-name="Standard" style:list-style-name="L3">
      <style:text-properties fo:font-weight="bold" officeooo:rsid="0018d996" officeooo:paragraph-rsid="0018d996" style:font-weight-asian="bold" style:font-weight-complex="bold"/>
    </style:style>
    <style:style style:name="P27" style:family="paragraph" style:parent-style-name="Standard">
      <style:text-properties fo:font-weight="bold" officeooo:rsid="001977c9" officeooo:paragraph-rsid="001977c9" style:font-weight-asian="bold" style:font-weight-complex="bold"/>
    </style:style>
    <style:style style:name="P28" style:family="paragraph" style:parent-style-name="Standard" style:list-style-name="L4">
      <style:text-properties fo:font-weight="bold" officeooo:rsid="001977c9" officeooo:paragraph-rsid="001977c9" style:font-weight-asian="bold" style:font-weight-complex="bold"/>
    </style:style>
    <style:style style:name="P29" style:family="paragraph" style:parent-style-name="Standard">
      <style:text-properties fo:font-weight="bold" officeooo:rsid="001b6896" officeooo:paragraph-rsid="001b6896" style:font-weight-asian="bold" style:font-weight-complex="bold"/>
    </style:style>
    <style:style style:name="P30" style:family="paragraph" style:parent-style-name="Standard" style:list-style-name="L5">
      <style:text-properties fo:font-weight="bold" officeooo:rsid="001b6896" officeooo:paragraph-rsid="001b6896" style:font-weight-asian="bold" style:font-weight-complex="bold"/>
    </style:style>
    <style:style style:name="P31" style:family="paragraph" style:parent-style-name="Standard" style:list-style-name="L5">
      <style:text-properties fo:font-weight="bold" officeooo:rsid="001cc81b" officeooo:paragraph-rsid="001cc81b" style:font-weight-asian="bold" style:font-weight-complex="bold"/>
    </style:style>
    <style:style style:name="P32" style:family="paragraph" style:parent-style-name="Standard">
      <style:text-properties fo:font-weight="bold" officeooo:rsid="001e8c73" officeooo:paragraph-rsid="001e8c73" style:font-weight-asian="bold" style:font-weight-complex="bold"/>
    </style:style>
    <style:style style:name="P33" style:family="paragraph" style:parent-style-name="Standard" style:list-style-name="L6">
      <style:text-properties fo:font-weight="bold" officeooo:rsid="001e8c73" officeooo:paragraph-rsid="001e8c73" style:font-weight-asian="bold" style:font-weight-complex="bold"/>
    </style:style>
    <style:style style:name="P34" style:family="paragraph" style:parent-style-name="Standard" style:list-style-name="L6">
      <style:text-properties fo:font-weight="bold" officeooo:rsid="0020ef88" officeooo:paragraph-rsid="0020ef88" style:font-weight-asian="bold" style:font-weight-complex="bold"/>
    </style:style>
    <style:style style:name="P35" style:family="paragraph" style:parent-style-name="Standard" style:list-style-name="L6">
      <style:text-properties fo:font-weight="bold" officeooo:rsid="0025070a" officeooo:paragraph-rsid="0025070a" style:font-weight-asian="bold" style:font-weight-complex="bold"/>
    </style:style>
    <style:style style:name="P36" style:family="paragraph" style:parent-style-name="Standard">
      <style:text-properties fo:font-weight="bold" officeooo:rsid="002c3886" officeooo:paragraph-rsid="002c3886" style:font-weight-asian="bold" style:font-weight-complex="bold"/>
    </style:style>
    <style:style style:name="P37" style:family="paragraph" style:parent-style-name="Standard" style:list-style-name="L1">
      <style:text-properties officeooo:rsid="000f9b5b" officeooo:paragraph-rsid="000bd5e1"/>
    </style:style>
    <style:style style:name="P38" style:family="paragraph" style:parent-style-name="Standard" style:list-style-name="L1">
      <style:text-properties officeooo:rsid="000f9b5b" officeooo:paragraph-rsid="000f9b5b"/>
    </style:style>
    <style:style style:name="P39" style:family="paragraph" style:parent-style-name="Standard" style:list-style-name="L2">
      <style:text-properties officeooo:rsid="000888b3" officeooo:paragraph-rsid="000888b3"/>
    </style:style>
    <style:style style:name="P40" style:family="paragraph" style:parent-style-name="Standard" style:list-style-name="L2">
      <style:text-properties officeooo:rsid="0009e5c0" officeooo:paragraph-rsid="0009e5c0"/>
    </style:style>
    <style:style style:name="P41" style:family="paragraph" style:parent-style-name="Standard" style:list-style-name="L2">
      <style:text-properties officeooo:rsid="000d4866" officeooo:paragraph-rsid="000d4866"/>
    </style:style>
    <style:style style:name="P42" style:family="paragraph" style:parent-style-name="Standard" style:list-style-name="L1">
      <style:text-properties officeooo:rsid="001544ab" officeooo:paragraph-rsid="001544ab"/>
    </style:style>
    <style:style style:name="P43" style:family="paragraph" style:parent-style-name="Standard" style:list-style-name="L1">
      <style:text-properties officeooo:rsid="001544ab" officeooo:paragraph-rsid="002c3886"/>
    </style:style>
    <style:style style:name="P44" style:family="paragraph" style:parent-style-name="Standard" style:list-style-name="L1">
      <style:text-properties officeooo:rsid="0016a518" officeooo:paragraph-rsid="0016a518"/>
    </style:style>
    <style:style style:name="P45" style:family="paragraph" style:parent-style-name="Standard" style:list-style-name="L1">
      <style:text-properties officeooo:rsid="0016a518" officeooo:paragraph-rsid="002c3886"/>
    </style:style>
    <style:style style:name="P46" style:family="paragraph" style:parent-style-name="Standard">
      <style:text-properties officeooo:rsid="000556d4" officeooo:paragraph-rsid="000556d4"/>
    </style:style>
    <style:style style:name="P47" style:family="paragraph" style:parent-style-name="Standard" style:list-style-name="L4">
      <style:text-properties fo:font-weight="normal" officeooo:rsid="001977c9" officeooo:paragraph-rsid="001977c9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1cc81b" officeooo:paragraph-rsid="001cc81b" style:font-weight-asian="normal" style:font-weight-complex="normal"/>
    </style:style>
    <style:style style:name="P49" style:family="paragraph" style:parent-style-name="Standard">
      <style:text-properties fo:font-weight="normal" officeooo:rsid="001cc81b" officeooo:paragraph-rsid="001cc81b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1e3f3d" officeooo:paragraph-rsid="001e3f3d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1e8c73" officeooo:paragraph-rsid="001e8c73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2075cd" officeooo:paragraph-rsid="002075cd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20ef88" officeooo:paragraph-rsid="0020ef88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21eac8" officeooo:paragraph-rsid="0021eac8" style:font-weight-asian="normal" style:font-weight-complex="normal"/>
    </style:style>
    <style:style style:name="P55" style:family="paragraph" style:parent-style-name="Standard">
      <style:text-properties fo:font-weight="normal" officeooo:rsid="0021eac8" officeooo:paragraph-rsid="0021eac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25070a" officeooo:paragraph-rsid="0025070a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263e27" officeooo:paragraph-rsid="00263e2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2792e1" officeooo:paragraph-rsid="002792e1" style:font-weight-asian="normal" style:font-weight-complex="normal"/>
    </style:style>
    <style:style style:name="P59" style:family="paragraph" style:parent-style-name="Standard">
      <style:text-properties fo:font-weight="normal" officeooo:rsid="002792e1" officeooo:paragraph-rsid="002792e1" style:font-weight-asian="normal" style:font-weight-complex="normal"/>
    </style:style>
    <style:style style:name="P60" style:family="paragraph" style:parent-style-name="Standard" style:list-style-name="L6">
      <style:text-properties officeooo:paragraph-rsid="001e8c73"/>
    </style:style>
    <style:style style:name="P61" style:family="paragraph" style:parent-style-name="Standard" style:list-style-name="L7">
      <style:text-properties officeooo:paragraph-rsid="0017b56e"/>
    </style:style>
    <style:style style:name="P62" style:family="paragraph" style:parent-style-name="Standard">
      <style:text-properties fo:font-size="18pt" fo:font-weight="bold" officeooo:rsid="0017b56e" officeooo:paragraph-rsid="002c3886" style:font-size-asian="18pt" style:font-weight-asian="bold" style:font-size-complex="18pt" style:font-weight-complex="bold"/>
    </style:style>
    <style:style style:name="P63" style:family="paragraph" style:parent-style-name="Standard">
      <style:text-properties fo:font-size="18pt" fo:font-weight="bold" officeooo:rsid="0017b56e" officeooo:paragraph-rsid="0017b56e" style:font-size-asian="18pt" style:font-weight-asian="bold" style:font-size-complex="18pt" style:font-weight-complex="bold"/>
    </style:style>
    <style:style style:name="P64" style:family="paragraph" style:parent-style-name="Standard">
      <style:text-properties fo:font-size="18pt" fo:font-weight="bold" officeooo:rsid="001977c9" officeooo:paragraph-rsid="001977c9" style:font-size-asian="18pt" style:font-weight-asian="bold" style:font-size-complex="18pt" style:font-weight-complex="bold"/>
    </style:style>
    <style:style style:name="P65" style:family="paragraph" style:parent-style-name="Standard" style:list-style-name="L5">
      <style:text-properties officeooo:paragraph-rsid="001e8c73"/>
    </style:style>
    <style:style style:name="P66" style:family="paragraph" style:parent-style-name="Standard" style:list-style-name="L5">
      <style:text-properties officeooo:paragraph-rsid="001cc81b"/>
    </style:style>
    <style:style style:name="P67" style:family="paragraph" style:parent-style-name="Standard" style:list-style-name="L9">
      <style:text-properties officeooo:paragraph-rsid="00286b28"/>
    </style:style>
    <style:style style:name="T1" style:family="text">
      <style:text-properties officeooo:rsid="0013e3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e303" style:font-weight-asian="bold" style:font-weight-complex="bold"/>
    </style:style>
    <style:style style:name="T4" style:family="text">
      <style:text-properties fo:font-weight="bold" officeooo:rsid="001187c5" style:font-weight-asian="bold" style:font-weight-complex="bold"/>
    </style:style>
    <style:style style:name="T5" style:family="text">
      <style:text-properties fo:font-weight="bold" officeooo:rsid="0017b56e" style:font-weight-asian="bold" style:font-weight-complex="bold"/>
    </style:style>
    <style:style style:name="T6" style:family="text">
      <style:text-properties fo:font-weight="bold" officeooo:rsid="001e8c73" style:font-weight-asian="bold" style:font-weight-complex="bold"/>
    </style:style>
    <style:style style:name="T7" style:family="text">
      <style:text-properties fo:font-weight="bold" officeooo:rsid="00286b28" style:font-weight-asian="bold" style:font-weight-complex="bold"/>
    </style:style>
    <style:style style:name="T8" style:family="text">
      <style:text-properties fo:font-weight="bold" officeooo:rsid="00299cd5" style:font-weight-asian="bold" style:font-weight-complex="bold"/>
    </style:style>
    <style:style style:name="T9" style:family="text">
      <style:text-properties fo:font-weight="bold" officeooo:rsid="001cc81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e303" style:font-weight-asian="normal" style:font-weight-complex="normal"/>
    </style:style>
    <style:style style:name="T12" style:family="text">
      <style:text-properties fo:font-weight="normal" officeooo:rsid="001187c5" style:font-weight-asian="normal" style:font-weight-complex="normal"/>
    </style:style>
    <style:style style:name="T13" style:family="text">
      <style:text-properties fo:font-weight="normal" officeooo:rsid="00295212" style:font-weight-asian="normal" style:font-weight-complex="normal"/>
    </style:style>
    <style:style style:name="T14" style:family="text">
      <style:text-properties fo:font-weight="normal" officeooo:rsid="00299cd5" style:font-weight-asian="normal" style:font-weight-complex="normal"/>
    </style:style>
    <style:style style:name="T15" style:family="text">
      <style:text-properties fo:font-weight="normal" officeooo:rsid="001cc81b" style:font-weight-asian="normal" style:font-weight-complex="normal"/>
    </style:style>
    <style:style style:name="T16" style:family="text">
      <style:text-properties officeooo:rsid="0018d996"/>
    </style:style>
    <style:style style:name="T17" style:family="text">
      <style:text-properties officeooo:rsid="001e8c73"/>
    </style:style>
    <style:style style:name="T18" style:family="text">
      <style:text-properties officeooo:rsid="002075cd"/>
    </style:style>
    <style:style style:name="T19" style:family="text">
      <style:text-properties officeooo:rsid="0021eac8"/>
    </style:style>
    <style:style style:name="T20" style:family="text">
      <style:text-properties officeooo:rsid="0025360b"/>
    </style:style>
    <style:style style:name="T21" style:family="text">
      <style:text-properties officeooo:rsid="00295212"/>
    </style:style>
    <style:style style:name="T22" style:family="text">
      <style:text-properties officeooo:rsid="00299cd5"/>
    </style:style>
    <style:style style:name="T23" style:family="text">
      <style:text-properties officeooo:rsid="002c3886"/>
    </style:style>
    <style:style style:name="T24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a xlink:type="simple" xlink:href="https://www.projet-plume.org/files/ENVOL2010-BonnesPratiques_Dev_VLVB.pdf" office:target-frame-name="_blank" xlink:show="new" text:style-name="Internet_20_link" text:visited-style-name="Visited_20_Internet_20_Link"><text:span text:style-name="T24">Bonnes pratiques de dev :</text:span></text:a><text:span text:style-name="T24"> </text:span></text:p>
      <text:p text:style-name="P29"/>
      <text:list xml:id="list7548720873167017227" text:style-name="L5">
        <text:list-item>
          <text:p text:style-name="P30">Sécurité :</text:p>
          <text:p text:style-name="P30"/>
          <text:list>
            <text:list-item>
              <text:p text:style-name="P66"><text:span text:style-name="T9">Conception :</text:span><text:span text:style-name="T15"> Anticiper de mauvaises utilisations,</text:span></text:p>
            </text:list-item>
            <text:list-item>
              <text:p text:style-name="P31">Implémentation </text:p>
              <text:list>
                <text:list-item>
                  <text:p text:style-name="P48">Si une méthode reçoit de mauvaises données , elle ne doit pas être mise en difficulté.</text:p>
                </text:list-item>
                <text:list-item>
                  <text:p text:style-name="P48">Protection contre les données invalides :</text:p>
                  <text:list>
                    <text:list-item>
                      <text:p text:style-name="P48">Vérifier les valeurs de toutes les entrées provenant de sources externes,</text:p>
                    </text:list-item>
                    <text:list-item>
                      <text:p text:style-name="P48">Vérifier les valeurs des paramètres d’entrée des méthodes,</text:p>
                    </text:list-item>
                    <text:list-item>
                      <text:p text:style-name="P48">Mettre en place une méthode de prise en charge des mauvaises entrées.</text:p>
                    </text:list-item>
                  </text:list>
                </text:list-item>
                <text:list-item>
                  <text:p text:style-name="P50">Prendre en charge les erreurs,</text:p>
                </text:list-item>
                <text:list-item>
                  <text:p text:style-name="P50">Traiter les exceptions,</text:p>
                </text:list-item>
                <text:list-item>
                  <text:p text:style-name="P50">Mettre en œuvre une aide au débogage <text:span text:style-name="T17">(log ...)</text:span></text:p>
                  <text:list>
                    <text:list-header>
                      <text:p text:style-name="P48"/>
                    </text:list-header>
                  </text:list>
                </text:list-item>
              </text:list>
            </text:list-item>
          </text:list>
        </text:list-item>
      </text:list>
      <text:p text:style-name="P49"><text:tab/><text:tab/></text:p>
      <text:list xml:id="list183315178146158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6">Règle de programmation : </text:span></text:p>
        </text:list-item>
      </text:list>
      <text:p text:style-name="P32"/>
      <text:list xml:id="list142844135933888897" text:style-name="L6">
        <text:list-item>
          <text:p text:style-name="P60"><text:span text:style-name="T6">Code propre : </text:span></text:p>
          <text:list>
            <text:list-item>
              <text:p text:style-name="P51">Peut être lu et <text:span text:style-name="T18">amélioré</text:span> par un <text:span text:style-name="T18">développeur</text:span> autre que l’auteur d’origine,</text:p>
            </text:list-item>
            <text:list-item>
              <text:p text:style-name="P52">Facile à lire,</text:p>
            </text:list-item>
            <text:list-item>
              <text:p text:style-name="P52">Minimum de dépendances,</text:p>
            </text:list-item>
            <text:list-item>
              <text:p text:style-name="P52">Ciblé : ne fait qu’un chose et le fait bien.</text:p>
              <text:p text:style-name="P52"/>
            </text:list-item>
          </text:list>
        </text:list-item>
        <text:list-item>
          <text:p text:style-name="P34">Règle de nommage</text:p>
          <text:list>
            <text:list-item>
              <text:p text:style-name="P53">Choisir des noms révélateurs des intentions : un nom qui nécessite un commentaire n’est pas auto suffisant,</text:p>
            </text:list-item>
            <text:list-item>
              <text:p text:style-name="P53"><text:span text:style-name="T19">Éviter</text:span> les possibilités d’amalgames et <text:span text:style-name="T19">d’ambiguïtés</text:span> : info, <text:span text:style-name="T19">datas sont des mots parasites vagues</text:span></text:p>
            </text:list-item>
            <text:list-item>
              <text:p text:style-name="P54">Préférer l’anglais</text:p>
            </text:list-item>
            <text:list-item>
              <text:p text:style-name="P54">Choisir un mot par concept : get ou fetch.</text:p>
            </text:list-item>
          </text:list>
        </text:list-item>
      </text:list>
      <text:p text:style-name="P55"/>
      <text:list xml:id="list183315177467798" text:continue-numbering="true" text:style-name="L6">
        <text:list-item>
          <text:p text:style-name="P35">Fonctions</text:p>
          <text:list>
            <text:list-item>
              <text:p text:style-name="P56">Faire court, elles doivent <text:span text:style-name="T20">être</text:span> le plus court possible. <text:span text:style-name="T20">De façon générale pas plus que quelques dizaines de lignes, tout au moins tenir sur un écran,</text:span></text:p>
            </text:list-item>
            <text:list-item>
              <text:p text:style-name="P57">Une fonction ne doit faire qu’une seule chose,</text:p>
            </text:list-item>
            <text:list-item>
              <text:p text:style-name="P57">Choisir des noms descriptifs, en générale un verbe d’action.</text:p>
            </text:list-item>
            <text:list-item>
              <text:p text:style-name="P57">Les blocs des instructions if, else, while … ne doivent occuper qu'une seule ligne : selon le niveau d'abstraction, il est probable que cette ligne soit un appel de fonction,</text:p>
            </text:list-item>
            <text:list-item>
              <text:p text:style-name="P57">Éviter toute forme de redondance (fonctions faisant le même traitement ou fonctions intégrant un traitement codé dans une autre fonction).</text:p>
            </text:list-item>
          </text:list>
        </text:list-item>
      </text:list>
      <text:p text:style-name="P32"/>
      <text:list xml:id="list183314314469798" text:continue-numbering="true" text:style-name="L6">
        <text:list-item>
          <text:p text:style-name="P33">Commentaires</text:p>
          <text:list>
            <text:list-item>
              <text:p text:style-name="P58">Les commentaires sont un mal nécessaire : ils pallient notre incapacité à exprimer nos intentions par le code.</text:p>
            </text:list-item>
            <text:list-item>
              <text:p text:style-name="P58">Il est courant de croire que la lisibilité d'un programme augmente avec le nombre de lignes de commentaires. Ceci est faux en général.</text:p>
            </text:list-item>
            <text:list-item>
              <text:p text:style-name="P58">La seule source d'information absolument juste est le code.</text:p>
            </text:list-item>
            <text:list-item>
              <text:p text:style-name="P58"><text:soft-page-break/>Ne pas compenser le mauvais code par des commentaires : il est préférable de le réécrire.</text:p>
            </text:list-item>
          </text:list>
        </text:list-item>
      </text:list>
      <text:p text:style-name="P59"><text:tab/><text:tab/></text:p>
      <text:p text:style-name="P59"><text:tab/><text:tab/><text:span text:style-name="T2">MAUVAIS : </text:span></text:p>
      <text:p text:style-name="P59"><text:tab/><text:tab/>// Verifier si l'employé peut bénéficier de tous </text:p>
      <text:p text:style-name="P59"><text:tab/><text:tab/>// les avantages </text:p>
      <text:p text:style-name="P59"><text:tab/><text:tab/>if ((employee.flags &amp; HOURLY_FLAG) &amp;&amp; (employee.age &gt; 65))</text:p>
      <text:p text:style-name="P59"/>
      <text:p text:style-name="P59"><text:tab/><text:tab/><text:span text:style-name="T2">BON : </text:span></text:p>
      <text:p text:style-name="P59"><text:span text:style-name="T2"><text:tab/><text:tab/></text:span>if (employee.isEligibleForFullBenefits())</text:p>
      <text:p text:style-name="P19"/>
      <text:p text:style-name="P19"/>
      <text:list xml:id="list3081940835469855649" text:style-name="L9">
        <text:list-item>
          <text:p text:style-name="P67"><text:span text:style-name="T7">Analyse de code</text:span><text:span text:style-name="T6"> : </text:span></text:p>
        </text:list-item>
      </text:list>
      <text:p text:style-name="P20"/>
      <text:list xml:id="list1881185528048615668" text:style-name="L7">
        <text:list-item>
          <text:p text:style-name="P61"><text:span text:style-name="T5">Outils d'analyse statique </text:span><text:span text:style-name="T8">(syntaxe et semantique)</text:span><text:span text:style-name="T5"> : </text:span><text:span text:style-name="T13">lint, outils dans les ide.</text:span></text:p>
        </text:list-item>
        <text:list-item>
          <text:p text:style-name="P22"><text:span text:style-name="T21">Outils d'analyse dynamique (exécution de tests)</text:span></text:p>
        </text:list-item>
      </text:list>
      <text:p text:style-name="P23"/>
      <text:p text:style-name="P24"/>
      <text:p text:style-name="P20"/>
      <text:p text:style-name="P20"/>
      <text:p text:style-name="P24"/>
      <text:p text:style-name="P62"><text:span text:style-name="T23">Normes</text:span> :</text:p>
      <text:p text:style-name="P24"/>
      <text:list xml:id="list7034459304239418675" text:style-name="L1">
        <text:list-item>
          <text:p text:style-name="P14">Respecter les bonnes pratiques définies,</text:p>
        </text:list-item>
        <text:list-item>
          <text:p text:style-name="P16">PHP : PSR : <text:a xlink:type="simple" xlink:href="http://www.php-fig.org/psr/" office:target-frame-name="_blank" xlink:show="new" text:style-name="Internet_20_link" text:visited-style-name="Visited_20_Internet_20_Link">http://www.php-fig.org/psr/</text:a> :</text:p>
          <text:list>
            <text:list-item>
              <text:p text:style-name="P11"><text:span text:style-name="T11">PSR 1 :</text:span><text:span text:style-name="T3"> </text:span><text:a xlink:type="simple" xlink:href="http://www.php-fig.org/psr/psr-1/" office:target-frame-name="_blank" xlink:show="new" text:style-name="Internet_20_link" text:visited-style-name="Visited_20_Internet_20_Link">Basic Coding Standard</text:a>, </text:p>
            </text:list-item>
            <text:list-item>
              <text:p text:style-name="P11"><text:span text:style-name="T1">PSR 2 : </text:span><text:a xlink:type="simple" xlink:href="http://www.php-fig.org/psr/psr-2/" office:target-frame-name="_blank" xlink:show="new" text:style-name="Internet_20_link" text:visited-style-name="Visited_20_Internet_20_Link">Coding Style Guide</text:a></text:p>
            </text:list-item>
          </text:list>
        </text:list-item>
        <text:list-item>
          <text:p text:style-name="P11"><text:span text:style-name="T4">JS :</text:span></text:p>
          <text:list>
            <text:list-item>
              <text:p text:style-name="P43"><text:a xlink:type="simple" xlink:href="https://github.com/airbnb/javascript" office:target-frame-name="_blank" xlink:show="new" text:style-name="Internet_20_link" text:visited-style-name="Visited_20_Internet_20_Link"><text:span text:style-name="T12">a</text:span></text:a><text:a xlink:type="simple" xlink:href="https://github.com/airbnb/javascript" office:target-frame-name="_blank" xlink:show="new" text:style-name="Internet_20_link" text:visited-style-name="Visited_20_Internet_20_Link"><text:span text:style-name="T10">irbnb style guide</text:span></text:a><text:span text:style-name="T10">,</text:span></text:p>
            </text:list-item>
            <text:list-item>
              <text:p text:style-name="P45"><text:a xlink:type="simple" xlink:href="https://github.com/rwaldron/idiomatic.js/tree/master/translations/fr_FR" office:target-frame-name="_blank" xlink:show="new" text:style-name="Internet_20_link" text:visited-style-name="Visited_20_Internet_20_Link"><text:span text:style-name="T10">idiomatic.js</text:span></text:a><text:span text:style-name="T10">,</text:span></text:p>
            </text:list-item>
            <text:list-item>
              <text:p text:style-name="P45"><text:a xlink:type="simple" xlink:href="https://google.github.io/styleguide/jsguide.html" office:target-frame-name="_blank" xlink:show="new" text:style-name="Internet_20_link" text:visited-style-name="Visited_20_Internet_20_Link"><text:span text:style-name="T10">google style guide</text:span></text:a></text:p>
            </text:list-item>
          </text:list>
        </text:list-item>
        <text:list-item>
          <text:p text:style-name="P18">CSS : bem, ?</text:p>
        </text:list-item>
        <text:list-item>
          <text:p text:style-name="P18">HTML : ?</text:p>
        </text:list-item>
      </text:list>
      <text:p text:style-name="P20"/>
      <text:p text:style-name="P20"/>
      <text:p text:style-name="P63">Commentaires <text:span text:style-name="T16">&amp; docs </text:span>:</text:p>
      <text:p text:style-name="P20"/>
      <text:list xml:id="list1794348339336472563" text:style-name="L3">
        <text:list-item>
          <text:p text:style-name="P21">PHP : <text:a xlink:type="simple" xlink:href="https://www.phpdoc.org/" office:target-frame-name="_blank" xlink:show="new" text:style-name="Internet_20_link" text:visited-style-name="Visited_20_Internet_20_Link">phpDocumentor</text:a>,</text:p>
        </text:list-item>
        <text:list-item>
          <text:p text:style-name="P26">JS : <text:a xlink:type="simple" xlink:href="http://usejsdoc.org/" office:target-frame-name="_blank" xlink:show="new" text:style-name="Internet_20_link" text:visited-style-name="Visited_20_Internet_20_Link">jsdoc</text:a></text:p>
        </text:list-item>
      </text:list>
      <text:p text:style-name="P5"/>
      <text:p text:style-name="P64"/>
      <text:p text:style-name="P64">Intégration dans les outils (sublime, netbeans …)</text:p>
      <text:p text:style-name="P27"/>
      <text:list xml:id="list2097713194156052622" text:style-name="L4">
        <text:list-item>
          <text:p text:style-name="P28">sublime : </text:p>
          <text:list>
            <text:list-item>
              <text:p text:style-name="P28"><text:a xlink:type="simple" xlink:href="http://joshfrankel.me/blog/2014/how%20to/How-to-configure-sublime-text-for-psr-standards/" office:target-frame-name="_blank" xlink:show="new" text:style-name="Internet_20_link" text:visited-style-name="Visited_20_Internet_20_Link">psr basic</text:a>,</text:p>
            </text:list-item>
            <text:list-item>
              <text:p text:style-name="P28"><text:a xlink:type="simple" xlink:href="http://blog.netapsys.fr/coder-psr-2-compliant-sous-sublime-text/" office:target-frame-name="_blank" xlink:show="new" text:style-name="Internet_20_link" text:visited-style-name="Visited_20_Internet_20_Link">psr 2</text:a></text:p>
            </text:list-item>
            <text:list-item>
              <text:p text:style-name="P47"><text:a xlink:type="simple" xlink:href="https://mattstauffer.co/blog/sublime-text-3-for-php-developers" office:target-frame-name="_blank" xlink:show="new" text:style-name="Internet_20_link" text:visited-style-name="Visited_20_Internet_20_Link">Sublime Text (3) for PHP Developers</text:a>,</text:p>
            </text:list-item>
          </text:list>
        </text:list-item>
      </text:list>
      <text:p text:style-name="P27"/>
      <text:list xml:id="list183314912351456" text:continue-numbering="true" text:style-name="L4">
        <text:list-item>
          <text:p text:style-name="P28">netbeans :</text:p>
          <text:list>
            <text:list-item>
              <text:p text:style-name="P28"><text:soft-page-break/></text:p>
            </text:list-item>
          </text:list>
        </text:list-item>
      </text:list>
      <text:p text:style-name="P5"/>
      <text:p text:style-name="P5">Code review</text:p>
      <text:p text:style-name="P5"/>
      <text:p text:style-name="P1"/>
      <text:p text:style-name="P3">Pourquoi ?</text:p>
      <text:p text:style-name="P6">Détecter les défauts dans le code au plus tôt,</text:p>
      <text:p text:style-name="P6">Améliorer la qualité de l’app.,</text:p>
      <text:p text:style-name="P6">Former l’équipe,</text:p>
      <text:p text:style-name="P6">Évite une spécialisation trop forte des dev.,</text:p>
      <text:p text:style-name="P6">Améliorer la communication entre dev.,</text:p>
      <text:p text:style-name="P6">Trouver de nouvelle approche pour mieux coder.</text:p>
      <text:p text:style-name="P6"/>
      <text:p text:style-name="P6"/>
      <text:p text:style-name="P5"/>
      <text:p text:style-name="P4">Comment ?</text:p>
      <text:p text:style-name="P4"/>
      <text:p text:style-name="P4"/>
      <text:p text:style-name="P4"/>
      <text:p text:style-name="P4"/>
      <text:p text:style-name="P6">Tout au long du projet : pull request à chaque commit,</text:p>
      <text:p text:style-name="P2"/>
      <text:p text:style-name="P2">Revue Collective</text:p>
      <text:p text:style-name="P2">Revue par un pair</text:p>
      <text:p text:style-name="P2"/>
      <text:p text:style-name="P8">Code</text:p>
      <text:p text:style-name="P8"/>
      <text:list xml:id="list183316061312208" text:continue-list="list7034459304239418675" text:style-name="L1">
        <text:list-item>
          <text:p text:style-name="P37"/>
          <text:p text:style-name="P38"/>
          <text:p text:style-name="P13"/>
        </text:list-item>
      </text:list>
      <text:p text:style-name="P7"/>
      <text:p text:style-name="P7"/>
      <text:p text:style-name="P7">Demande de code review :</text:p>
      <text:p text:style-name="P7"/>
      <text:list xml:id="list817048905524803776" text:style-name="L2">
        <text:list-item>
          <text:p text:style-name="P39">Lien vers le ticket,</text:p>
        </text:list-item>
        <text:list-item>
          <text:p text:style-name="P40">Explication des taches effectués, ou descriptions des taches (liste des actions),</text:p>
        </text:list-item>
        <text:list-item>
          <text:p text:style-name="P41">revue du code en solo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ews Cycle" svg:font-family="'News Cycle', 'Arial Narrow Bold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5:08:27.946864899</meta:creation-date>
    <meta:generator>LibreOffice/5.1.4.2$Linux_X86_64 LibreOffice_project/10m0$Build-2</meta:generator>
    <dc:date>2016-11-22T18:33:13.759779306</dc:date>
    <meta:editing-duration>P8DT19H57M52S</meta:editing-duration>
    <meta:editing-cycles>17</meta:editing-cycles>
    <meta:document-statistic meta:table-count="0" meta:image-count="0" meta:object-count="0" meta:page-count="3" meta:paragraph-count="90" meta:word-count="592" meta:character-count="3262" meta:non-whitespace-character-count="2787"/>
  </office:meta>
</office:document-meta>
</file>